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table:number-columns-repeated="1016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1021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string" calcext:value-type="string">
            <text:p>85 (75)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10 (9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number-columns-repeated="3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23:26:47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27T01:10:53.619000000</dc:date>
    <meta:editing-duration>P55DT11H8M40S</meta:editing-duration>
    <meta:editing-cycles>82</meta:editing-cycles>
    <meta:generator>LibreOffice/7.0.3.1$Windows_X86_64 LibreOffice_project/d7547858d014d4cf69878db179d326fc3483e082</meta:generator>
    <meta:document-statistic meta:table-count="4" meta:cell-count="1471" meta:object-count="0"/>
  </office:meta>
</office:document-meta>
</file>